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.41" calcext:value-type="float">
            <text:p>1.41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K-tweaking" table:style-name="ta1">
        <table:table-column table:style-name="co1" table:number-columns-repeated="8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</table:table>
      <table:table table:name="E-tweaking" table:style-name="ta1">
        <table:table-column table:style-name="co1" table:number-columns-repeated="8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5" table:style-name="ta1"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JORITY VOTING</text:p>
          </table:table-cell>
          <table:table-cell office:value-type="string" calcext:value-type="string">
            <text:p>Threads = 1</text:p>
          </table:table-cell>
          <table:table-cell table:number-columns-repeated="2"/>
          <table:table-cell office:value-type="string" calcext:value-type="string">
            <text:p>Threads = 4</text:p>
          </table:table-cell>
          <table:table-cell table:number-columns-repeated="2"/>
          <table:table-cell office:value-type="string" calcext:value-type="string">
            <text:p>Threads =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/gridphysics/aliens.txt</text:p>
          </table:table-cell>
          <table:table-cell office:value-type="float" office:value="1" calcext:value-type="float">
            <text:p>1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.3" calcext:value-type="float">
            <text:p>6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s/gridphysics/butterflies.txt</text:p>
          </table:table-cell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1.2" calcext:value-type="float">
            <text:p>3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s/gridphysics/chopper.txt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s/gridphysics/defem.tx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5.9" calcext:value-type="float">
            <text:p>4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s/gridphysics/lemmings.txt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ST VALUE</text:p>
          </table:table-cell>
          <table:table-cell office:value-type="string" calcext:value-type="string">
            <text:p>Threads = 1</text:p>
          </table:table-cell>
          <table:table-cell table:number-columns-repeated="2"/>
          <table:table-cell office:value-type="string" calcext:value-type="string">
            <text:p>Threads = 4</text:p>
          </table:table-cell>
          <table:table-cell table:number-columns-repeated="2"/>
          <table:table-cell office:value-type="string" calcext:value-type="string">
            <text:p>Threads = 8</text:p>
          </table:table-cell>
          <table:table-cell table:number-columns-repeated="2"/>
          <table:table-cell office:value-type="string" calcext:value-type="string">
            <text:p>Threads = 16</text:p>
          </table:table-cell>
          <table:table-cell/>
        </table:table-row>
        <table:table-row table:style-name="ro1">
          <table:table-cell office:value-type="string" calcext:value-type="string">
            <text:p>examples/gridphysics/aliens.txt</text:p>
          </table:table-cell>
          <table:table-cell office:value-type="float" office:value="1" calcext:value-type="float">
            <text:p>1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string" calcext:value-type="string">
            <text:p>examples/gridphysics/butterflies.txt</text:p>
          </table:table-cell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xamples/gridphysics/chopper.txt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examples/gridphysics/defem.tx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amples/gridphysics/lemmings.txt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4:09:48.919928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30T18:38:40.498380078</dc:date>
    <dc:creator>Luuk Nolden</dc:creator>
    <meta:editing-duration>PT4H48M37S</meta:editing-duration>
    <meta:editing-cycles>19</meta:editing-cycles>
    <meta:generator>LibreOffice/7.0.3.1$Linux_X86_64 LibreOffice_project/00$Build-1</meta:generator>
    <meta:document-statistic meta:table-count="5" meta:cell-count="1060" meta:object-count="0"/>
  </office:meta>
</office:document-meta>
</file>